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svg:x="2.5cm" svg:y="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2cm" svg:y1="3cm" svg:x2="13cm" svg:y2="3cm">
          <text:p/>
        </draw:line>
        <draw:line draw:style-name="gr2" draw:text-style-name="P2" draw:layer="layout" svg:x1="3cm" svg:y1="3cm" svg:x2="3cm" svg:y2="9cm">
          <text:p/>
        </draw:line>
        <draw:frame draw:style-name="gr3" draw:text-style-name="P1" draw:layer="layout" svg:width="0.568cm" svg:height="0.449cm" svg:x="3.032cm" svg:y="4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2" draw:layer="layout" svg:x1="3cm" svg:y1="3cm" svg:x2="7cm" svg:y2="9cm">
          <text:p/>
        </draw:line>
        <draw:line draw:style-name="gr2" draw:text-style-name="P2" draw:layer="layout" svg:x1="2cm" svg:y1="9cm" svg:x2="13cm" svg:y2="9cm">
          <text:p/>
        </draw:line>
        <draw:line draw:style-name="gr5" draw:text-style-name="P2" draw:layer="layout" svg:x1="7cm" svg:y1="9cm" svg:x2="7cm" svg:y2="3cm">
          <text:p/>
        </draw:line>
        <draw:line draw:style-name="gr4" draw:text-style-name="P2" draw:layer="layout" svg:x1="7cm" svg:y1="9cm" svg:x2="11cm" svg:y2="3cm">
          <text:p/>
        </draw:line>
        <draw:frame draw:style-name="gr3" draw:text-style-name="P1" draw:layer="layout" svg:width="0.572cm" svg:height="0.449cm" svg:x="7.8cm" svg:y="7.75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978cm" svg:height="0.53cm" svg:x="9.9cm" svg:y="4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559cm" svg:height="0.458cm" svg:x="11.3cm" svg:y="5.24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555cm" svg:height="0.458cm" svg:x="6.345cm" svg:y="7.54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2" draw:layer="layout" svg:x1="7cm" svg:y1="9cm" svg:x2="12.9cm" svg:y2="5.1cm">
          <text:p/>
        </draw:line>
        <draw:ellipse draw:style-name="gr6" draw:text-style-name="P1" draw:layer="layout" svg:width="2cm" svg:height="2.1cm" svg:x="2cm" svg:y="2cm" draw:kind="arc" draw:start-angle="270.05" draw:end-angle="305.3">
          <text:p/>
        </draw:ellipse>
        <draw:circle draw:style-name="gr6" draw:text-style-name="P1" draw:layer="layout" svg:width="2cm" svg:height="2cm" svg:x="6cm" svg:y="8cm" draw:kind="arc" draw:start-angle="90.07" draw:end-angle="123.58">
          <text:p/>
        </draw:circle>
        <draw:circle draw:style-name="gr6" draw:text-style-name="P1" draw:layer="layout" svg:width="2.2cm" svg:height="2.2cm" svg:x="5.9cm" svg:y="7.9cm" draw:kind="arc" draw:start-angle="33.71" draw:end-angle="90.17">
          <text:p/>
        </draw:circle>
        <draw:circle draw:style-name="gr6" draw:text-style-name="P1" draw:layer="layout" svg:width="2.4cm" svg:height="2.4cm" svg:x="5.8cm" svg:y="7.8cm" draw:kind="arc" draw:start-angle="56.29" draw:end-angle="89.86">
          <text:p/>
        </draw:circle>
        <draw:frame draw:style-name="gr3" draw:text-style-name="P1" draw:layer="layout" svg:width="0.738cm" svg:height="0.53cm" svg:x="6.962cm" svg:y="7.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2" draw:layer="layout" svg:x1="13cm" svg:y1="3cm" svg:x2="13cm" svg:y2="9cm">
          <text:p/>
        </draw:line>
        <draw:custom-shape draw:style-name="gr7" draw:text-style-name="P1" draw:layer="layout" svg:width="0.1cm" svg:height="0.7cm" svg:x="12.9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383cm" svg:height="0.962cm" svg:x="13.1cm" svg:y="4.6cm">
          <draw:text-box>
            <text:p>PD</text:p>
          </draw:text-box>
        </draw:frame>
        <draw:line draw:style-name="gr5" draw:text-style-name="P2" draw:layer="layout" svg:x1="12.9cm" svg:y1="5.1cm" svg:x2="7cm" svg:y2="5.1cm">
          <text:p/>
        </draw:line>
        <draw:circle draw:style-name="gr6" draw:text-style-name="P1" draw:layer="layout" svg:width="2cm" svg:height="2cm" svg:x="11.9cm" svg:y="4.1cm" draw:kind="arc" draw:start-angle="180.06" draw:end-angle="213.55">
          <text:p/>
        </draw:circle>
        <draw:frame draw:style-name="gr3" draw:text-style-name="P1" draw:layer="layout" svg:width="4.684cm" svg:height="1.003cm" svg:x="1.016cm" svg:y="1.99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3.555cm" svg:height="1.122cm" svg:x="2.945cm" svg:y="7.87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11.664cm" svg:height="1.101cm" svg:x="2.5cm" svg:y="9.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5.395cm" svg:height="1.122cm" svg:x="13.245cm" svg:y="5.47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1:07:03.672000000</meta:creation-date>
    <dc:date>2017-10-09T12:15:24.769000000</dc:date>
    <meta:editing-duration>PT6M19S</meta:editing-duration>
    <meta:editing-cycles>1</meta:editing-cycles>
    <meta:document-statistic meta:object-count="27"/>
    <meta:generator>LibreOffice/5.1.2.2$Windows_x86 LibreOffice_project/d3bf12ecb743fc0d20e0be0c58ca359301eb705f</meta:generator>
  </office:meta>
</office:document-meta>
</file>

<file path=Object 1/content.xml><?xml version="1.0" encoding="utf-8"?>
<math xmlns="http://www.w3.org/1998/Math/MathML" display="block">
  <semantics>
    <msub>
      <mi mathvariant="normal">ϕ</mi>
      <mn>1</mn>
    </msub>
    <annotation encoding="StarMath 5.0">%phi_1</annotation>
  </semantics>
</math>
</file>

<file path=Object 10/content.xml><?xml version="1.0" encoding="utf-8"?>
<math xmlns="http://www.w3.org/1998/Math/MathML" display="block">
  <semantics>
    <mrow>
      <mi mathvariant="italic">PD</mi>
      <mrow>
        <mrow>
          <mo fence="true" stretchy="false">(</mo>
          <mrow>
            <msub>
              <mi mathvariant="normal">θ</mi>
              <mn>2</mn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row>
                  <msub>
                    <mi mathvariant="normal">ϕ</mi>
                    <mn>2,</mn>
                  </msub>
                  <msub>
                    <mi mathvariant="normal">ϕ</mi>
                    <mn>2</mn>
                  </msub>
                  <mi>'</mi>
                  <mi>,</mi>
                  <mi mathvariant="normal">λ</mi>
                </mrow>
              </mrow>
              <mo fence="true" stretchy="false">)</mo>
            </mrow>
            <mi>cos</mi>
            <mrow>
              <mo fence="true" stretchy="false">(</mo>
              <mrow>
                <msub>
                  <mi mathvariant="normal">θ</mi>
                  <mn>2</mn>
                </msub>
              </mrow>
              <mo fence="true" stretchy="false">)</mo>
            </mrow>
          </mrow>
          <msup>
            <mi>d</mi>
            <mn>2</mn>
          </msup>
        </mfrac>
      </mrow>
    </mrow>
    <annotation encoding="StarMath 5.0">PD(%theta_2) = {R(%phi_2,%phi_2',%lambda)  cos( %theta_2 )} over { d^2 }</annotation>
  </semantics>
</math>
</file>

<file path=Object 2/content.xml><?xml version="1.0" encoding="utf-8"?>
<math xmlns="http://www.w3.org/1998/Math/MathML" display="block">
  <semantics>
    <msub>
      <mi mathvariant="normal">ϕ</mi>
      <mn>2</mn>
    </msub>
    <annotation encoding="StarMath 5.0">%phi_2</annotation>
  </semantics>
</math>
</file>

<file path=Object 3/content.xml><?xml version="1.0" encoding="utf-8"?>
<math xmlns="http://www.w3.org/1998/Math/MathML" display="block">
  <semantics>
    <msub>
      <mi>R</mi>
      <mi mathvariant="italic">spec</mi>
    </msub>
    <annotation encoding="StarMath 5.0">R_spec</annotation>
  </semantics>
</math>
</file>

<file path=Object 4/content.xml><?xml version="1.0" encoding="utf-8"?>
<math xmlns="http://www.w3.org/1998/Math/MathML" display="block">
  <semantics>
    <msub>
      <mi mathvariant="normal">θ</mi>
      <mn>2</mn>
    </msub>
    <annotation encoding="StarMath 5.0">%theta_2</annotation>
  </semantics>
</math>
</file>

<file path=Object 5/content.xml><?xml version="1.0" encoding="utf-8"?>
<math xmlns="http://www.w3.org/1998/Math/MathML" display="block">
  <semantics>
    <mrow>
      <msub>
        <mi mathvariant="normal">ϕ</mi>
        <mn>2</mn>
      </msub>
      <mi>'</mi>
    </mrow>
    <annotation encoding="StarMath 5.0">%phi_2'</annotation>
  </semantics>
</math>
</file>

<file path=Object 6/content.xml><?xml version="1.0" encoding="utf-8"?>
<math xmlns="http://www.w3.org/1998/Math/MathML" display="block">
  <semantics>
    <msub>
      <mi mathvariant="normal">θ</mi>
      <mn>1</mn>
    </msub>
    <annotation encoding="StarMath 5.0">%theta_1</annotation>
  </semantics>
</math>
</file>

<file path=Object 7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 mathvariant="normal">ϕ</mi>
              <mn>1</mn>
            </msub>
          </mrow>
          <mo fence="true" stretchy="false">)</mo>
        </mrow>
        <mo stretchy="false">=</mo>
        <msub>
          <mi mathvariant="normal">Φ</mi>
          <mi mathvariant="italic">lum</mi>
        </msub>
      </mrow>
      <mfrac>
        <mrow>
          <mi>m</mi>
          <mo stretchy="false">+</mo>
          <mn>1</mn>
        </mrow>
        <mrow>
          <mn>2</mn>
          <mi mathvariant="normal">π</mi>
        </mrow>
      </mfrac>
      <msup>
        <mi>cos</mi>
        <mi>m</mi>
      </msup>
      <mrow>
        <mo fence="true" stretchy="false">(</mo>
        <mrow>
          <msub>
            <mi mathvariant="normal">ϕ</mi>
            <mn>1</mn>
          </msub>
        </mrow>
        <mo fence="true" stretchy="false">)</mo>
      </mrow>
    </mrow>
    <annotation encoding="StarMath 5.0">I(%phi_1) = %PHI_lum {m+1} over {2%pi} cos^m( %phi_1 )</annotation>
  </semantics>
</math>
</file>

<file path=Object 8/content.xml><?xml version="1.0" encoding="utf-8"?>
<math xmlns="http://www.w3.org/1998/Math/MathML" display="block">
  <semantics>
    <mrow>
      <msub>
        <mi>E</mi>
        <mi mathvariant="italic">hor</mi>
      </msub>
      <mo stretchy="false">=</mo>
      <mfrac>
        <mrow>
          <mi>I</mi>
          <mrow>
            <mo fence="true" stretchy="false">(</mo>
            <mrow>
              <msub>
                <mi mathvariant="normal">ϕ</mi>
                <mn>1</mn>
              </msub>
            </mrow>
            <mo fence="true" stretchy="false">)</mo>
          </mrow>
          <mi>cos</mi>
          <mrow>
            <mo fence="true" stretchy="false">(</mo>
            <mrow>
              <msub>
                <mi mathvariant="normal">θ</mi>
                <mn>1</mn>
              </msub>
            </mrow>
            <mo fence="true" stretchy="false">)</mo>
          </mrow>
        </mrow>
        <msup>
          <mi>d</mi>
          <mn>2</mn>
        </msup>
      </mfrac>
    </mrow>
    <annotation encoding="StarMath 5.0">E_hor = {I(%phi_1) cos( %theta_1 )} over { d^2 }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stretchy="false">(</mo>
          <mrow>
            <mrow>
              <msub>
                <mi mathvariant="normal">ϕ</mi>
                <mn>2,</mn>
              </msub>
              <msub>
                <mi mathvariant="normal">ϕ</mi>
                <mn>2</mn>
              </msub>
              <mi>'</mi>
              <mi>,</mi>
              <mi mathvariant="normal">λ</mi>
            </mrow>
          </mrow>
          <mo fence="true" stretchy="false">)</mo>
        </mrow>
        <mo stretchy="false">=</mo>
        <msub>
          <mi>E</mi>
          <mi mathvariant="italic">hor</mi>
        </msub>
      </mrow>
      <mi>p</mi>
      <mrow>
        <mo fence="true" stretchy="false">(</mo>
        <mrow>
          <mi mathvariant="normal">λ</mi>
        </mrow>
        <mo fence="true" stretchy="false">)</mo>
      </mrow>
      <mrow>
        <mo fence="true" stretchy="true">(</mo>
        <mrow>
          <mrow>
            <msub>
              <mi>r</mi>
              <mi>d</mi>
            </msub>
            <mfrac>
              <mn>1</mn>
              <mi mathvariant="normal">π</mi>
            </mfrac>
            <mi>cos</mi>
            <mrow>
              <mrow>
                <mo fence="true" stretchy="false">(</mo>
                <mrow>
                  <msub>
                    <mi mathvariant="normal">ϕ</mi>
                    <mn>2</mn>
                  </msub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sub>
                      <mi>r</mi>
                      <mi>d</mi>
                    </msub>
                  </mrow>
                </mrow>
                <mo fence="true" stretchy="false">)</mo>
              </mrow>
            </mrow>
            <mfrac>
              <mrow>
                <mn>1</mn>
                <mo stretchy="false">+</mo>
                <mi>m</mi>
              </mrow>
              <mrow>
                <mn>2</mn>
                <mi mathvariant="normal">π</mi>
              </mrow>
            </mfrac>
            <msup>
              <mi>cos</mi>
              <mi>m</mi>
            </msup>
            <mrow>
              <mo fence="true" stretchy="false">(</mo>
              <mrow>
                <mrow>
                  <msub>
                    <mi mathvariant="normal">ϕ</mi>
                    <mn>2</mn>
                  </msub>
                  <mrow>
                    <mi>'</mi>
                    <mo stretchy="false">−</mo>
                    <msub>
                      <mi mathvariant="normal">ϕ</mi>
                      <mn>2</mn>
                    </msub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R(%phi_2,%phi_2',%lambda) = E_hor p( %lambda ) left ( r_d 1 over %pi cos( %phi_2 ) + ( 1 -r_d ) {1+m} over {2%pi} cos^m( %phi_2' - %phi_2 )right ) </annotation>
  </semantics>
</math>
</file>